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o" style:master-page-name="MP0" style:family="paragraph">
      <style:paragraph-properties fo:break-before="page" fo:text-align="center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2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TableColumn4" style:family="table-column">
      <style:table-column-properties style:column-width="1.8319in" style:use-optimal-column-width="false"/>
    </style:style>
    <style:style style:name="TableColumn5" style:family="table-column">
      <style:table-column-properties style:column-width="2.1069in" style:use-optimal-column-width="false"/>
    </style:style>
    <style:style style:name="TableColumn6" style:family="table-column">
      <style:table-column-properties style:column-width="0.9847in" style:use-optimal-column-width="false"/>
    </style:style>
    <style:style style:name="TableColumn7" style:family="table-column">
      <style:table-column-properties style:column-width="0.8715in" style:use-optimal-column-width="false"/>
    </style:style>
    <style:style style:name="Table3" style:family="table">
      <style:table-properties style:width="5.7951in" fo:margin-left="-0.0048in" table:align="left"/>
    </style:style>
    <style:style style:name="TableRow8" style:family="table-row">
      <style:table-row-properties style:min-row-height="0.1972in" style:use-optimal-row-height="false"/>
    </style:style>
    <style:style style:name="TableCell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P1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12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/>
      <style:text-properties fo:letter-spacing="0.0208in" fo:font-size="10pt" style:font-size-asian="10pt" style:font-size-complex="10pt"/>
    </style:style>
    <style:style style:name="TableCell1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16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style:font-weight-complex="bold" fo:letter-spacing="0.0208in" fo:font-size="10pt" style:font-size-asian="10pt" style:font-size-complex="10pt"/>
    </style:style>
    <style:style style:name="TableRow18" style:family="table-row">
      <style:table-row-properties style:min-row-height="0.1972in" style:use-optimal-row-height="false"/>
    </style:style>
    <style:style style:name="TableCell1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P2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22" style:family="table-cell">
      <style:table-cell-properties fo:border="0.0069in solid #FFFFFF" fo:background-color="#EEECE1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24" style:family="table-row">
      <style:table-row-properties style:min-row-height="0.1972in" style:use-optimal-row-height="false"/>
    </style:style>
    <style:style style:name="TableCell2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27" style:family="table-cell">
      <style:table-cell-properties fo:border-top="0.0069in solid #FFFFFF" fo:border-left="0.0069in solid #FFFFFF" fo:border-bottom="0.0069in solid #FFFFFF" fo:border-right="none" fo:background-color="#EEECE1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2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31" style:family="table-cell">
      <style:table-cell-properties fo:border="0.0069in solid #FFFFFF" fo:background-color="#EEECE1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margin-top="0.0277in"/>
      <style:text-properties style:font-weight-complex="bold" fo:letter-spacing="0.0208in" fo:font-size="9pt" style:font-size-asian="9pt" style:font-size-complex="9pt"/>
    </style:style>
    <style:style style:name="TableRow33" style:family="table-row">
      <style:table-row-properties style:min-row-height="0.1972in" style:use-optimal-row-height="false"/>
    </style:style>
    <style:style style:name="TableCell3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36" style:family="table-cell">
      <style:table-cell-properties fo:border-top="0.0069in solid #FFFFFF" fo:border-left="0.0069in solid #FFFFFF" fo:border-bottom="0.0069in solid #FFFFFF" fo:border-right="none" fo:background-color="#EEECE1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margin-top="0.0277in"/>
    </style:style>
    <style:style style:name="T38" style:parent-style-name="Hyperlink" style:family="text">
      <style:text-properties fo:letter-spacing="0.0208in" fo:font-size="10pt" style:font-size-asian="10pt" style:font-size-complex="10pt"/>
    </style:style>
    <style:style style:name="P39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4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42" style:family="table-cell">
      <style:table-cell-properties fo:border="0.0069in solid #FFFFFF" fo:background-color="#EEECE1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margin-top="0.0277in"/>
      <style:text-properties style:font-weight-complex="bold" fo:letter-spacing="0.0208in" fo:font-size="9pt" style:font-size-asian="9pt" style:font-size-complex="9pt"/>
    </style:style>
    <style:style style:name="TableRow44" style:family="table-row">
      <style:table-row-properties style:min-row-height="0.1972in" style:use-optimal-row-height="false"/>
    </style:style>
    <style:style style:name="TableCell4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P47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48" style:family="table-cell">
      <style:table-cell-properties fo:border="0.0069in solid #FFFFFF" fo:background-color="#EEECE1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P50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TableColumn52" style:family="table-column">
      <style:table-column-properties style:column-width="1.8319in" style:use-optimal-column-width="false"/>
    </style:style>
    <style:style style:name="TableColumn53" style:family="table-column">
      <style:table-column-properties style:column-width="2.1069in" style:use-optimal-column-width="false"/>
    </style:style>
    <style:style style:name="TableColumn54" style:family="table-column">
      <style:table-column-properties style:column-width="0.9847in" style:use-optimal-column-width="false"/>
    </style:style>
    <style:style style:name="TableColumn55" style:family="table-column">
      <style:table-column-properties style:column-width="0.8715in" style:use-optimal-column-width="false"/>
    </style:style>
    <style:style style:name="Table51" style:family="table">
      <style:table-properties style:width="5.7951in" fo:margin-left="-0.0048in" table:align="left"/>
    </style:style>
    <style:style style:name="TableRow56" style:family="table-row">
      <style:table-row-properties style:min-row-height="0.1972in" style:use-optimal-row-height="false"/>
    </style:style>
    <style:style style:name="TableCell5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5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6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63" style:family="table-cell">
      <style:table-cell-properties fo:border="0.0069in solid #FFFFFF" fo:background-color="#EEECE1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65" style:family="table-row">
      <style:table-row-properties style:min-row-height="0.1972in" style:use-optimal-row-height="false"/>
    </style:style>
    <style:style style:name="TableCell6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6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7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72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P77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78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82" style:family="table-cell">
      <style:table-cell-properties fo:border="0.0069in solid #FFFFFF" fo:background-color="#EEECE1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84" style:family="table-row">
      <style:table-row-properties style:min-row-height="0.1972in" style:use-optimal-row-height="false"/>
    </style:style>
    <style:style style:name="TableCell8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8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8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91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93" style:family="table-row">
      <style:table-row-properties style:min-row-height="0.1972in" style:use-optimal-row-height="false"/>
    </style:style>
    <style:style style:name="TableCell9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96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9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9pt" style:font-size-asian="9pt" style:font-size-complex="9pt"/>
    </style:style>
    <style:style style:name="TableCell100" style:family="table-cell">
      <style:table-cell-properties fo:border="0.0069in solid #FFFFFF" fo:background-color="#EEECE1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Row102" style:family="table-row">
      <style:table-row-properties style:min-row-height="0.1972in" style:use-optimal-row-height="false"/>
    </style:style>
    <style:style style:name="TableCell10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105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TableCell10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109" style:family="table-cell">
      <style:table-cell-properties fo:border="0.0069in solid #FFFFFF" fo:background-color="#EEECE1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margin-top="0.0277in"/>
      <style:text-properties fo:letter-spacing="0.0208in" fo:font-size="10pt" style:font-size-asian="10pt" style:font-size-complex="10pt"/>
    </style:style>
    <style:style style:name="P111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TableColumn113" style:family="table-column">
      <style:table-column-properties style:column-width="0.343in" style:use-optimal-column-width="false"/>
    </style:style>
    <style:style style:name="TableColumn114" style:family="table-column">
      <style:table-column-properties style:column-width="2.3166in" style:use-optimal-column-width="false"/>
    </style:style>
    <style:style style:name="TableColumn115" style:family="table-column">
      <style:table-column-properties style:column-width="0.3937in" style:use-optimal-column-width="false"/>
    </style:style>
    <style:style style:name="TableColumn116" style:family="table-column">
      <style:table-column-properties style:column-width="2.7416in" style:use-optimal-column-width="false"/>
    </style:style>
    <style:style style:name="Table112" style:family="table">
      <style:table-properties style:width="5.7951in" fo:margin-left="-0.0048in" table:align="left"/>
    </style:style>
    <style:style style:name="TableRow117" style:family="table-row">
      <style:table-row-properties style:min-row-height="0.1972in" style:use-optimal-row-height="false"/>
    </style:style>
    <style:style style:name="TableCell118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0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2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4" style:family="table-cell">
      <style:table-cell-properties fo:border="0.0069in solid #FFFFFF" fo:background-color="#CCC0D9" style:vertical-align="middle" fo:padding-top="0in" fo:padding-left="0.0486in" fo:padding-bottom="0in" fo:padding-right="0.0486in"/>
    </style:style>
    <style:style style:name="P1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26" style:family="table-row">
      <style:table-row-properties style:min-row-height="0.1972in" style:use-optimal-row-height="false"/>
    </style:style>
    <style:style style:name="TableCell127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9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3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35" style:family="table-row">
      <style:table-row-properties style:min-row-height="0.1972in" style:use-optimal-row-height="false"/>
    </style:style>
    <style:style style:name="TableCell13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3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45" style:family="table-row">
      <style:table-row-properties style:min-row-height="0.1972in" style:use-optimal-row-height="false"/>
    </style:style>
    <style:style style:name="TableCell146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8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0" style:family="table-row">
      <style:table-row-properties style:min-row-height="0.1972in" style:use-optimal-row-height="false"/>
    </style:style>
    <style:style style:name="TableCell151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3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9" style:family="table-row">
      <style:table-row-properties style:min-row-height="0.1972in" style:use-optimal-row-height="false"/>
    </style:style>
    <style:style style:name="TableCell16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7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9" style:family="table-row">
      <style:table-row-properties style:min-row-height="0.1972in" style:use-optimal-row-height="false"/>
    </style:style>
    <style:style style:name="TableCell170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2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74" style:family="table-row">
      <style:table-row-properties style:min-row-height="0.1972in" style:use-optimal-row-height="false"/>
    </style:style>
    <style:style style:name="TableCell175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7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3" style:family="table-row">
      <style:table-row-properties style:min-row-height="0.1972in" style:use-optimal-row-height="false"/>
    </style:style>
    <style:style style:name="TableCell18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8" style:family="table-row">
      <style:table-row-properties style:min-row-height="0.1972in" style:use-optimal-row-height="false"/>
    </style:style>
    <style:style style:name="TableCell18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1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93" style:family="table-row">
      <style:table-row-properties style:min-row-height="0.1972in" style:use-optimal-row-height="false"/>
    </style:style>
    <style:style style:name="TableCell194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1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6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19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98" style:family="table-row">
      <style:table-row-properties style:min-row-height="0.1972in" style:use-optimal-row-height="false"/>
    </style:style>
    <style:style style:name="TableCell199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1" style:family="table-cell">
      <style:table-cell-properties fo:border-top="0.0069in solid #FFFFFF" fo:border-left="0.0069in solid #FFFFFF" fo:border-bottom="0.0069in solid #FFFFFF" fo:border-right="none" fo:background-color="#EEECE1" style:vertical-align="middle" fo:padding-top="0in" fo:padding-left="0.0486in" fo:padding-bottom="0in" fo:padding-right="0.0486in"/>
    </style:style>
    <style:style style:name="P20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07" style:family="table-row">
      <style:table-row-properties style:min-row-height="0.1972in" style:use-optimal-row-height="false"/>
    </style:style>
    <style:style style:name="TableCell20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12" style:family="table-row">
      <style:table-row-properties style:min-row-height="0.1972in" style:use-optimal-row-height="false"/>
    </style:style>
    <style:style style:name="TableCell213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5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17" style:family="table-row">
      <style:table-row-properties style:min-row-height="0.1972in" style:use-optimal-row-height="false"/>
    </style:style>
    <style:style style:name="TableCell218" style:family="table-cell">
      <style:table-cell-properties fo:border-top="0.0069in solid #FFFFFF" fo:border-left="0.0069in solid #FFFFFF" fo:border-bottom="0.0069in solid #FFFFFF" fo:border-right="none" fo:background-color="#E5DFEC" style:vertical-align="middle" fo:padding-top="0in" fo:padding-left="0.0486in" fo:padding-bottom="0in" fo:padding-right="0.0486in"/>
    </style:style>
    <style:style style:name="P2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0" style:family="table-cell">
      <style:table-cell-properties fo:border="0.0069in solid #FFFFFF" fo:background-color="#EEECE1" style:vertical-align="middl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222" style:parent-style-name="Textbody" style:family="paragraph">
      <style:paragraph-properties fo:margin-bottom="0in"/>
    </style:style>
    <style:style style:name="P223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P224" style:parent-style-name="Textbody" style:family="paragraph">
      <style:paragraph-properties fo:margin-bottom="0in"/>
    </style:style>
    <style:style style:name="P225" style:parent-style-name="Textbody" style:family="paragraph">
      <style:paragraph-properties fo:margin-bottom="0in"/>
    </style:style>
    <style:style style:name="P226" style:parent-style-name="Textbody" style:family="paragraph">
      <style:paragraph-properties fo:margin-bottom="0in"/>
    </style:style>
    <style:style style:name="P227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P228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</style:style>
    <style:style style:name="T229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23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31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size="12pt" style:font-size-asian="12pt" style:font-size-complex="12pt"/>
    </style:style>
    <style:style style:name="P232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33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size="12pt" style:font-size-asian="12pt" style:font-size-complex="12pt"/>
    </style:style>
    <style:style style:name="P234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35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size="12pt" style:font-size-asian="12pt" style:font-size-complex="12pt"/>
    </style:style>
    <style:style style:name="P236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37" style:parent-style-name="texto" style:family="paragraph">
      <style:paragraph-properties fo:text-align="start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size="12pt" style:font-size-asian="12pt" style:font-size-complex="12pt"/>
    </style:style>
    <style:style style:name="P238" style:parent-style-name="texto" style:family="paragraph">
      <style:paragraph-properties fo:text-align="center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P239" style:parent-style-name="Standard" style:family="paragraph">
      <style:paragraph-properties fo:text-align="justify" fo:margin-top="0.0833in" fo:margin-bottom="0.118in" fo:line-height="150%"/>
    </style:style>
    <style:style style:name="T240" style:parent-style-name="Fonteparág.padrão" style:family="text">
      <style:text-properties fo:font-style="italic" style:font-style-asian="italic" style:font-style-complex="italic" fo:color="#0000FF"/>
    </style:style>
    <style:style style:name="T241" style:parent-style-name="Fonteparág.padrão" style:family="text">
      <style:text-properties fo:color="#000000"/>
    </style:style>
    <style:style style:name="P242" style:parent-style-name="Standard" style:family="paragraph">
      <style:paragraph-properties fo:text-align="justify" fo:margin-top="0.0833in" fo:margin-bottom="0.118in" fo:line-height="150%"/>
      <style:text-properties fo:color="#000000"/>
    </style:style>
    <style:style style:name="P243" style:parent-style-name="Standard" style:family="paragraph">
      <style:paragraph-properties fo:text-align="justify" fo:margin-top="0.0833in" fo:margin-bottom="0.118in" fo:line-height="150%"/>
      <style:text-properties fo:color="#000000"/>
    </style:style>
    <style:style style:name="P244" style:parent-style-name="Standard" style:family="paragraph">
      <style:paragraph-properties fo:margin-bottom="0.118in" fo:line-height="150%"/>
      <style:text-properties fo:color="#000000"/>
    </style:style>
    <style:style style:name="TableColumn246" style:family="table-column">
      <style:table-column-properties style:column-width="2.9895in" style:use-optimal-column-width="false"/>
    </style:style>
    <style:style style:name="TableColumn247" style:family="table-column">
      <style:table-column-properties style:column-width="0.0395in" style:use-optimal-column-width="false"/>
    </style:style>
    <style:style style:name="TableColumn248" style:family="table-column">
      <style:table-column-properties style:column-width="2.759in" style:use-optimal-column-width="false"/>
    </style:style>
    <style:style style:name="TableColumn249" style:family="table-column">
      <style:table-column-properties style:column-width="0.1909in" style:use-optimal-column-width="false"/>
    </style:style>
    <style:style style:name="Table245" style:family="table">
      <style:table-properties style:width="5.9791in" fo:margin-left="-0.0784in" table:align="left"/>
    </style:style>
    <style:style style:name="TableRow250" style:family="table-row">
      <style:table-row-properties style:min-row-height="0.2138in" style:use-optimal-row-height="false"/>
    </style:style>
    <style:style style:name="TableCell251" style:family="table-cell">
      <style:table-cell-properties fo:border-top="0.0069in solid #FFFFFF" fo:border-left="0.0069in solid #FFFFFF" fo:border-bottom="0.0069in solid #FFFFFF" fo:border-right="none" fo:background-color="#CCC0D9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253" style:family="table-cell">
      <style:table-cell-properties fo:border="0.0069in solid #FFFFFF" fo:background-color="#CCC0D9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255" style:family="table-row">
      <style:table-row-properties style:min-row-height="0.3152in" style:use-optimal-row-height="false"/>
    </style:style>
    <style:style style:name="TableCell256" style:family="table-cell">
      <style:table-cell-properties fo:border="none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 fo:text-align="center"/>
      <style:text-properties fo:font-weight="bold" style:font-weight-asian="bold" fo:color="#000000" fo:letter-spacing="0.0208in" fo:font-size="10pt" style:font-size-asian="10pt" style:font-size-complex="10pt"/>
    </style:style>
    <style:style style:name="TableCell258" style:family="table-cell">
      <style:table-cell-properties fo:border="none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260" style:family="table-cell">
      <style:table-cell-properties fo:border="none" fo:padding-top="0in" fo:padding-left="0in" fo:padding-bottom="0in" fo:padding-right="0in"/>
    </style:style>
    <style:style style:name="P261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Row262" style:family="table-row">
      <style:table-row-properties style:min-row-height="0.3152in" style:use-optimal-row-height="false"/>
    </style:style>
    <style:style style:name="TableCell263" style:family="table-cell">
      <style:table-cell-properties fo:border="none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265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66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267" style:parent-style-name="Standard" style:family="paragraph">
      <style:paragraph-properties style:snap-to-layout-grid="false"/>
    </style:style>
    <style:style style:name="T268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269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270" style:family="table-cell">
      <style:table-cell-properties fo:border="none" style:vertical-align="middle" fo:padding-top="0in" fo:padding-left="0.075in" fo:padding-bottom="0in" fo:padding-right="0.075in"/>
    </style:style>
    <style:style style:name="P271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72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73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274" style:parent-style-name="Standard" style:family="paragraph">
      <style:paragraph-properties style:snap-to-layout-grid="false"/>
    </style:style>
    <style:style style:name="T275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276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277" style:family="table-cell">
      <style:table-cell-properties fo:border="none" fo:padding-top="0in" fo:padding-left="0in" fo:padding-bottom="0in" fo:padding-right="0in"/>
    </style:style>
    <style:style style:name="P27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Row279" style:family="table-row">
      <style:table-row-properties style:min-row-height="0.3152in" style:use-optimal-row-height="false"/>
    </style:style>
    <style:style style:name="TableCell280" style:family="table-cell">
      <style:table-cell-properties fo:border="none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282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283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284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TableCell285" style:family="table-cell">
      <style:table-cell-properties fo:border="none" fo:padding-top="0in" fo:padding-left="0in" fo:padding-bottom="0in" fo:padding-right="0in"/>
    </style:style>
    <style:style style:name="P286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287" style:parent-style-name="Standard" style:family="paragraph">
      <style:paragraph-properties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288" style:parent-style-name="texto" style:family="paragraph">
      <style:paragraph-properties fo:text-align="center" fo:margin-bottom="0.118in" style:line-height-at-least="0.1965in" fo:margin-left="0in" fo:text-indent="0in">
        <style:tab-stops>
          <style:tab-stop style:type="left" style:position="0.6097in"/>
          <style:tab-stop style:type="left" style:position="1.1013in"/>
          <style:tab-stop style:type="left" style:position="1.593in"/>
          <style:tab-stop style:type="left" style:position="2.0847in"/>
          <style:tab-stop style:type="left" style:position="2.5763in"/>
          <style:tab-stop style:type="left" style:position="3.068in"/>
          <style:tab-stop style:type="left" style:position="3.5597in"/>
          <style:tab-stop style:type="left" style:position="4.0513in"/>
          <style:tab-stop style:type="left" style:position="4.543in"/>
          <style:tab-stop style:type="left" style:position="5.0347in"/>
          <style:tab-stop style:type="left" style:position="5.5263in"/>
          <style:tab-stop style:type="left" style:position="6.018in"/>
          <style:tab-stop style:type="left" style:position="6.5097in"/>
          <style:tab-stop style:type="left" style:position="7.0013in"/>
          <style:tab-stop style:type="left" style:position="7.493in"/>
          <style:tab-stop style:type="left" style:position="7.9847in"/>
          <style:tab-stop style:type="left" style:position="8.4763in"/>
          <style:tab-stop style:type="left" style:position="8.968in"/>
          <style:tab-stop style:type="left" style:position="9.4597in"/>
          <style:tab-stop style:type="left" style:position="9.9513in"/>
          <style:tab-stop style:type="left" style:position="10.443in"/>
          <style:tab-stop style:type="left" style:position="10.9347in"/>
          <style:tab-stop style:type="left" style:position="11.4263in"/>
          <style:tab-stop style:type="left" style:position="11.918in"/>
          <style:tab-stop style:type="left" style:position="12.4097in"/>
          <style:tab-stop style:type="left" style:position="12.9013in"/>
          <style:tab-stop style:type="left" style:position="13.393in"/>
          <style:tab-stop style:type="left" style:position="13.8847in"/>
          <style:tab-stop style:type="left" style:position="14.3763in"/>
          <style:tab-stop style:type="left" style:position="14.868in"/>
          <style:tab-stop style:type="left" style:position="15.3597in"/>
          <style:tab-stop style:type="left" style:position="15.8513in"/>
          <style:tab-stop style:type="left" style:position="16.343in"/>
          <style:tab-stop style:type="left" style:position="16.8347in"/>
          <style:tab-stop style:type="left" style:position="17.3263in"/>
          <style:tab-stop style:type="left" style:position="17.818in"/>
          <style:tab-stop style:type="left" style:position="18.3097in"/>
          <style:tab-stop style:type="left" style:position="18.8013in"/>
          <style:tab-stop style:type="left" style:position="19.293in"/>
          <style:tab-stop style:type="left" style:position="19.7847in"/>
        </style:tab-stops>
      </style:paragraph-properties>
      <style:text-properties fo:font-weight="bold" style:font-weight-asian="bold" fo:font-size="12pt" style:font-size-asian="12pt" style:font-size-complex="11pt"/>
    </style:style>
    <style:style style:name="P289" style:parent-style-name="Standard" style:family="paragraph">
      <style:paragraph-properties fo:text-align="center" fo:margin-bottom="0.118in" fo:line-height="150%"/>
    </style:style>
    <style:style style:name="P290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olumn292" style:family="table-column">
      <style:table-column-properties style:column-width="5.9479in" style:use-optimal-column-width="false"/>
    </style:style>
    <style:style style:name="Table291" style:family="table">
      <style:table-properties style:width="5.9479in" fo:margin-left="-0.075in" table:align="left"/>
    </style:style>
    <style:style style:name="TableRow293" style:family="table-row">
      <style:table-row-properties style:min-row-height="0.2555in" style:use-optimal-row-height="false"/>
    </style:style>
    <style:style style:name="TableCell294" style:family="table-cell">
      <style:table-cell-properties fo:border="none" fo:background-color="#CCC0D9" style:vertical-align="middle" fo:padding-top="0in" fo:padding-left="0.075in" fo:padding-bottom="0in" fo:padding-right="0.075in"/>
    </style:style>
    <style:style style:name="P295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29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9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9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29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300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301" style:parent-style-name="Standard" style:family="paragraph">
      <style:paragraph-properties fo:text-align="center" fo:margin-bottom="0.118in" style:line-height-at-least="0.1965in"/>
    </style:style>
    <style:style style:name="T302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303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304" style:parent-style-name="Standard" style:family="paragraph">
      <style:paragraph-properties fo:text-align="center"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305" style:parent-style-name="Standard" style:family="paragraph">
      <style:paragraph-properties fo:text-align="center"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306" style:parent-style-name="Standard" style:family="paragraph">
      <style:paragraph-properties style:snap-to-layout-grid="false" fo:text-align="center"/>
    </style:style>
    <style:style style:name="T307" style:parent-style-name="Fonteparág.padrão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DOCUMENTO DE OFICIALIZAÇÃO DA DEMANDA</text:p>
      <text:p text:style-name="P2">1 – Identificação da Área Requisitante da Soluçã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nidade/Setor/Depto.:</text:p>
            <text:p text:style-name="P11"/>
          </table:table-cell>
          <table:table-cell table:style-name="TableCell12">
            <text:p text:style-name="P13">Diretoria Geral,Coordenação de TI,</text:p>
          </table:table-cell>
          <table:table-cell table:style-name="TableCell14">
            <text:p text:style-name="P15">Data: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Nome do Projeto:</text:p>
            <text:p text:style-name="P21"/>
          </table:table-cell>
          <table:table-cell table:style-name="TableCell22" table:number-columns-spanned="3">
            <text:p text:style-name="P23">Escritório<text:s/>de Projetos do<text:s/>Campus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Responsável pela Demanda:</text:p>
          </table:table-cell>
          <table:table-cell table:style-name="TableCell27">
            <text:p text:style-name="P28">Henrique Flávio de....</text:p>
          </table:table-cell>
          <table:table-cell table:style-name="TableCell29">
            <text:p text:style-name="P30">Matrícula: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E-mail<text:s/>do Responsável:</text:p>
          </table:table-cell>
          <table:table-cell table:style-name="TableCell36">
            <text:p text:style-name="P37"><text:a xlink:href="mailto:hfmsilva@ifpi.edu.br" office:target-frame-name="_top" xlink:show="replace"><text:span text:style-name="T38">hfmsilva@ifpi.edu.br</text:span></text:a></text:p>
            <text:p text:style-name="P39"/>
          </table:table-cell>
          <table:table-cell table:style-name="TableCell40">
            <text:p text:style-name="P41">Telefone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Fonte de Recursos:</text:p>
            <text:p text:style-name="P47"/>
          </table:table-cell>
          <table:table-cell table:style-name="TableCell48" table:number-columns-spanned="3">
            <text:p text:style-name="P49"/>
          </table:table-cell>
          <table:covered-table-cell/>
          <table:covered-table-cell/>
        </table:table-row>
      </table:table>
      <text:p text:style-name="Standard"/>
      <text:p text:style-name="P50">2 – Equipe de Planejamento da Contratação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Integrante Requisitante:</text:p>
          </table:table-cell>
          <table:table-cell table:style-name="TableCell59">
            <text:p text:style-name="P60"/>
          </table:table-cell>
          <table:table-cell table:style-name="TableCell61">
            <text:p text:style-name="P62">Matrícula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E-mail do Integrante Requisitante:</text:p>
          </table:table-cell>
          <table:table-cell table:style-name="TableCell68">
            <text:p text:style-name="P69"/>
          </table:table-cell>
          <table:table-cell table:style-name="TableCell70">
            <text:p text:style-name="P71">Telefone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Integrante Técnico:</text:p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Matrícula: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E-mail do Integrante Técnico:</text:p>
          </table:table-cell>
          <table:table-cell table:style-name="TableCell87">
            <text:p text:style-name="P88"/>
          </table:table-cell>
          <table:table-cell table:style-name="TableCell89">
            <text:p text:style-name="P90">Telefone: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Integrante Administrativo:</text:p>
          </table:table-cell>
          <table:table-cell table:style-name="TableCell96">
            <text:p text:style-name="P97"/>
          </table:table-cell>
          <table:table-cell table:style-name="TableCell98">
            <text:p text:style-name="P99">Matrícula: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E-mail do Integrante Administrativo: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Telefone:</text:p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P111">3 – Alinhamento Estratégico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d</text:p>
          </table:table-cell>
          <table:table-cell table:style-name="TableCell120">
            <text:p text:style-name="P121">OBJETIVO ESTRATÉGICO DO REQUISITANTE</text:p>
          </table:table-cell>
          <table:table-cell table:style-name="TableCell122">
            <text:p text:style-name="P123">Id</text:p>
          </table:table-cell>
          <table:table-cell table:style-name="TableCell124">
            <text:p text:style-name="P125">NECESSIDADES ELENCADAS NO PDTI</text:p>
          </table:table-cell>
        </table:table-row>
        <table:table-row table:style-name="TableRow126">
          <table:table-cell table:style-name="TableCell127" table:number-rows-spanned="4">
            <text:p text:style-name="P128">1</text:p>
          </table:table-cell>
          <table:table-cell table:style-name="TableCell129" table:number-rows-spanned="4">
            <text:p text:style-name="P130"/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/>
          </table:table-cell>
        </table:table-row>
        <table:table-row table:style-name="TableRow13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6">
            <text:p text:style-name="P137">2</text:p>
          </table:table-cell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1">
            <text:p text:style-name="P142">3</text:p>
          </table: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6">
            <text:p text:style-name="P147">...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 table:number-rows-spanned="4">
            <text:p text:style-name="P152">2</text:p>
          </table:table-cell>
          <table:table-cell table:style-name="TableCell153" table:number-rows-spanned="4">
            <text:p text:style-name="P154"/>
          </table:table-cell>
          <table:table-cell table:style-name="TableCell155">
            <text:p text:style-name="P156">1</text:p>
          </table:table-cell>
          <table:table-cell table:style-name="TableCell157">
            <text:p text:style-name="P158"/>
          </table:table-cell>
        </table:table-row>
        <table:table-row table:style-name="TableRow15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0">
            <text:p text:style-name="P161">2</text:p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5">
            <text:p text:style-name="P166">3</text:p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0">
            <text:p text:style-name="P171">...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 table:number-rows-spanned="4">
            <text:p text:style-name="P176">3</text:p>
          </table:table-cell>
          <table:table-cell table:style-name="TableCell177" table:number-rows-spanned="4">
            <text:p text:style-name="P178"/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/>
          </table:table-cell>
        </table:table-row>
        <table:table-row table:style-name="TableRow18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4">
            <text:p text:style-name="P185">2</text:p>
          </table:table-cell>
          <table:table-cell table:style-name="TableCell186">
            <text:p text:style-name="P187"/>
          </table:table-cell>
        </table:table-row>
        <table:table-row table:style-name="TableRow18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9">
            <text:p text:style-name="P190">3</text:p>
          </table:table-cell>
          <table:table-cell table:style-name="TableCell191">
            <text:p text:style-name="P192"/>
          </table:table-cell>
        </table:table-row>
        <table:table-row table:style-name="TableRow19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4">
            <text:p text:style-name="P195">...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 table:number-rows-spanned="4">
            <text:p text:style-name="P200">...</text:p>
          </table:table-cell>
          <table:table-cell table:style-name="TableCell201" table:number-rows-spanned="4">
            <text:p text:style-name="P202"/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8">
            <text:p text:style-name="P209">2</text:p>
          </table:table-cell>
          <table:table-cell table:style-name="TableCell210">
            <text:p text:style-name="P211"/>
          </table:table-cell>
        </table:table-row>
        <table:table-row table:style-name="TableRow21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3">
            <text:p text:style-name="P214">3</text:p>
          </table:table-cell>
          <table:table-cell table:style-name="TableCell215">
            <text:p text:style-name="P216"/>
          </table:table-cell>
        </table:table-row>
        <table:table-row table:style-name="TableRow21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18">
            <text:p text:style-name="P219">...</text:p>
          </table:table-cell>
          <table:table-cell table:style-name="TableCell220">
            <text:p text:style-name="P221"/>
          </table:table-cell>
        </table:table-row>
      </table:table>
      <text:p text:style-name="P222"/>
      <text:p text:style-name="P223">4 – Motivação / Justificativa</text:p>
      <text:p text:style-name="P224"/>
      <text:p text:style-name="P225"/>
      <text:p text:style-name="P226"/>
      <text:p text:style-name="P227">5 – Metas do Planejamento Estratégico a Serem Alcançadas</text:p>
      <text:p text:style-name="P228"><text:span text:style-name="T229"><text:tab/></text:span><text:span text:style-name="T230">5.1 –</text:span></text:p>
      <text:p text:style-name="P231"/>
      <text:p text:style-name="P232"><text:tab/>5.2 –</text:p>
      <text:p text:style-name="P233"/>
      <text:p text:style-name="P234"><text:tab/>5.3 –</text:p>
      <text:p text:style-name="P235"/>
      <text:p text:style-name="P236"><text:tab/>5. ... –</text:p>
      <text:p text:style-name="P237"/>
      <text:p text:style-name="P238">Encaminhamento</text:p>
      <text:p text:style-name="P239">Em conformidade com o art. 9°, § 2° da Instrução Normativa<text:s/>n° 4 de 12 de novembro de 2010, emitida pela Secretaria de Logística e Tecnologia da Informação do Ministério do Planejamento, Orçamento e Gestão, encaminha-se <text:s/>a<text:s/><text:span text:style-name="T240">&lt;autoridade competente da Área Administrativa&gt;</text:span><text:span text:style-name="T241"><text:s/>para:</text:span></text:p>
      <text:p text:style-name="P242">I - decidir motivadamente sobre o prosseguimento da contratação;</text:p>
      <text:p text:style-name="P243">II - indicar o Integrante Administrativo para composição da Equipe de Planejamento da Contratação, quando da continuidade da contratação; e</text:p>
      <text:p text:style-name="P244">III - instituir a Equipe de Planejamento da<text:s/>Contratação conforme exposto no art. 2º, inciso III da IN 04 /2010.</text:p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 table:number-columns-spanned="2">
            <text:p text:style-name="P252">Área Requisitante da Solução</text:p>
          </table:table-cell>
          <table:covered-table-cell/>
          <table:table-cell table:style-name="TableCell253" table:number-columns-spanned="2">
            <text:p text:style-name="P254">Área de Tecnologia da Informação</text:p>
          </table:table-cell>
          <table:covered-table-cell/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 table:number-columns-spanned="2">
            <text:p text:style-name="P259"/>
          </table:table-cell>
          <table:covered-table-cell/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  <text:p text:style-name="P265">______________________</text:p>
            <text:p text:style-name="P266">&lt;Nome&gt;</text:p>
            <text:p text:style-name="P267"><text:span text:style-name="T268">Matrícula:<text:s/></text:span><text:span text:style-name="T269">&lt;Matr.&gt;</text:span></text:p>
          </table:table-cell>
          <table:table-cell table:style-name="TableCell270" table:number-columns-spanned="2">
            <text:p text:style-name="P271"/>
            <text:p text:style-name="P272">________________________</text:p>
            <text:p text:style-name="P273">&lt;Nome&gt;</text:p>
            <text:p text:style-name="P274"><text:span text:style-name="T275">Matrícula:<text:s/></text:span><text:span text:style-name="T276">&lt;Matr.&gt;</text:span></text:p>
          </table:table-cell>
          <table:covered-table-cell/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 table:number-columns-spanned="3">
            <text:p text:style-name="P281"/>
            <text:p text:style-name="P282"/>
            <text:p text:style-name="P283">____________________________, <text:s text:c="3"/>________ de _____________________ de 20_____</text:p>
            <text:p text:style-name="P284"/>
          </table:table-cell>
          <table:covered-table-cell/>
          <table:covered-table-cell/>
          <table:table-cell table:style-name="TableCell285">
            <text:p text:style-name="P286"/>
          </table:table-cell>
        </table:table-row>
      </table:table>
      <text:p text:style-name="P287"/>
      <text:p text:style-name="P288">Aprovação</text:p>
      <text:p text:style-name="P289">Aprovo o prosseguimento da contratação, considerando sua relevância e oportunidade em relação aos objetivos estratégicos e as necessidades da Área Requisitante.</text:p>
      <text:p text:style-name="P290"/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p text:style-name="P295">Autoridade Competente da Área Administrativa</text:p>
          </table:table-cell>
        </table:table-row>
      </table:table>
      <text:p text:style-name="P296"/>
      <text:p text:style-name="P297"/>
      <text:p text:style-name="P298"/>
      <text:p text:style-name="P299">______________________________</text:p>
      <text:p text:style-name="P300">&lt;Nome&gt;</text:p>
      <text:p text:style-name="P301"><text:span text:style-name="T302">Matrícula:<text:s/></text:span><text:span text:style-name="T303">&lt;Matr.&gt;</text:span></text:p>
      <text:p text:style-name="P304"/>
      <text:p text:style-name="P305"/>
      <text:p text:style-name="P306"><text:span text:style-name="T307">____________________________, <text:s text:c="3"/>________ de _____________________ de 20_____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" style:display-name="texto" style:family="paragraph">
      <style:paragraph-properties fo:widows="2" fo:orphans="2" style:text-autospace="none" fo:text-align="justify" style:line-height-at-least="0.1666in" fo:margin-left="0.118in" fo:text-indent="-0.118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  <style:tab-stop style:type="left" style:position="10.325in"/>
          <style:tab-stop style:type="left" style:position="10.8166in"/>
          <style:tab-stop style:type="left" style:position="11.3083in"/>
          <style:tab-stop style:type="left" style:position="11.8in"/>
          <style:tab-stop style:type="left" style:position="12.2916in"/>
          <style:tab-stop style:type="left" style:position="12.7833in"/>
          <style:tab-stop style:type="left" style:position="13.275in"/>
          <style:tab-stop style:type="left" style:position="13.7666in"/>
          <style:tab-stop style:type="left" style:position="14.2583in"/>
          <style:tab-stop style:type="left" style:position="14.75in"/>
          <style:tab-stop style:type="left" style:position="15.2416in"/>
          <style:tab-stop style:type="left" style:position="15.7333in"/>
          <style:tab-stop style:type="left" style:position="16.225in"/>
          <style:tab-stop style:type="left" style:position="16.7166in"/>
          <style:tab-stop style:type="left" style:position="17.2083in"/>
          <style:tab-stop style:type="left" style:position="17.7in"/>
          <style:tab-stop style:type="left" style:position="18.1916in"/>
          <style:tab-stop style:type="left" style:position="18.6833in"/>
          <style:tab-stop style:type="left" style:position="19.175in"/>
          <style:tab-stop style:type="left" style:position="19.6666in"/>
        </style:tab-stops>
      </style:paragraph-properties>
      <style:text-properties style:font-name-asian="Arial" style:font-name-complex="Times New Roman" fo:font-size="10pt" style:font-size-asian="10pt" style:font-size-complex="10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302in" fo:margin-bottom="0.7875in" fo:margin-right="1.17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P-LENOVO M</meta:initial-creator>
    <dc:creator>lorena</dc:creator>
    <meta:creation-date>2011-06-30T12:03:00Z</meta:creation-date>
    <dc:date>2012-08-16T20:04:00Z</dc:date>
    <meta:template xlink:href="Normal" xlink:type="simple"/>
    <meta:editing-cycles>5</meta:editing-cycles>
    <meta:editing-duration>PT840S</meta:editing-duration>
    <meta:document-statistic meta:page-count="3" meta:paragraph-count="4" meta:word-count="351" meta:character-count="2247" meta:row-count="15" meta:non-whitespace-character-count="1900"/>
  </office:meta>
</office:document-meta>
</file>